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12cm" svg:height="8.5cm" svg:x="0.04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4:59:37.043445753</dc:date>
    <meta:editing-duration>PT5M49S</meta:editing-duration>
    <meta:editing-cycles>26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13cm" svg:height="8.501cm" xlink:href="." xlink:type="simple" chart:class="chart:scatter" chart:style-name="ch1">
        <chart:plot-area chart:style-name="ch2" chart:data-source-has-labels="both" svg:x="0.302cm" svg:y="0.17cm" svg:width="14.509cm" svg:height="8.161cm">
          <chart:coordinate-region svg:x="0.844cm" svg:y="0.369cm" svg:width="13.873cm" svg:height="7.7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941857792939703">
                <text:p>0.0941857792939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9.18485099360515E-017">
                <text:p>9.18485099360515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941857792939701">
                <text:p>-0.09418577929397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56135984623035">
                <text:p>-0.956135984623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03740192468494">
                <text:p>-0.803740192468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8668937347608">
                <text:p>-0.638668937347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552186829027018">
                <text:p>-0.552186829027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941857792939698">
                <text:p>-0.09418577929396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75545529808154E-016">
                <text:p>-2.75545529808154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941857792939693">
                <text:p>0.09418577929396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81071971878586">
                <text:p>0.281071971878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638668937347608">
                <text:p>0.638668937347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722630511152572">
                <text:p>0.7226305111525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03740192468494">
                <text:p>0.803740192468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81677878438709">
                <text:p>0.8816778784387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56135984623035">
                <text:p>0.956135984623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881677878438711">
                <text:p>0.881677878438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803740192468496">
                <text:p>0.803740192468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722630511152574">
                <text:p>0.7226305111525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63866893734761">
                <text:p>0.63866893734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552186829027018">
                <text:p>0.552186829027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463525491562422">
                <text:p>0.463525491562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09418577929397">
                <text:p>0.094185779293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4.59242549680257E-016">
                <text:p>4.5924254968025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0941857792939691">
                <text:p>-0.09418577929396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552186829027016">
                <text:p>-0.552186829027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63866893734761">
                <text:p>-0.638668937347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881677878438709">
                <text:p>-0.8816778784387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956135984623036">
                <text:p>-0.9561359846230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31446002006579">
                <text:p>-1.314460020065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